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ource Code Pro" fo:font-size="10pt" fo:font-weight="bold" officeooo:paragraph-rsid="000df82b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ource Code Pro" fo:font-size="10pt" fo:font-weight="bold" officeooo:paragraph-rsid="0012e5d5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ource Code Pro" fo:font-size="10pt" fo:font-weight="bold" officeooo:paragraph-rsid="00181532" style:font-size-asian="10pt" style:font-weight-asian="bold" style:font-size-complex="10pt" style:font-weight-complex="bold"/>
    </style:style>
    <style:style style:name="T1" style:family="text">
      <style:text-properties officeooo:rsid="000df82b"/>
    </style:style>
    <style:style style:name="T2" style:family="text">
      <style:text-properties officeooo:rsid="001435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1">1 – 0 <text:s/>11 – 1 <text:s/>12 – 2 <text:s/>13 – 3 <text:s/>14 – 4 <text:s/>15 – 5 <text:s/>16 – 6 <text:s/>17 – 7 <text:s/>18 – 8 <text:s/>19 - 9</text:p>
      <text:p text:style-name="P1">2 - a <text:s text:c="5"/>22 - b <text:s text:c="4"/>222 – c <text:s text:c="3"/>3 - d <text:s text:c="5"/>33 - e <text:s text:c="4"/>333 - f</text:p>
      <text:p text:style-name="P1">4 - g <text:s text:c="5"/>44 - h <text:s text:c="4"/>444 – I <text:s text:c="3"/>5 - j <text:s text:c="5"/>55 - k <text:s text:c="4"/>555 - l</text:p>
      <text:p text:style-name="P1">6 - m <text:s text:c="5"/>66 - n <text:s text:c="4"/>666 – o <text:s text:c="3"/>7 - p <text:s text:c="5"/>77 - q <text:s text:c="4"/>777 - r <text:s text:c="3"/>7777 - s</text:p>
      <text:p text:style-name="P1">8 - t <text:s text:c="5"/>88 - u <text:s text:c="4"/>888 – v <text:s text:c="3"/>9 - w <text:s text:c="5"/>99 - x <text:s text:c="4"/>999 - y <text:s text:c="3"/>9999 – z</text:p>
      <text:p text:style-name="P1"/>
      <text:p text:style-name="P1">(.2 enc_key acc_search)<text:tab/>(.a shortcut enc_key txt_search) (.w query) (.f status_msg)</text:p>
      <text:p text:style-name="P1">(.il acc_name skip# count#)<text:tab/>(.ir acc_name read#)<text:tab/>(.m addr@dom.tld “subj” body)</text:p>
      <text:p text:style-name="P2">(.p c | t +#num msg)<text:tab/>(.s shell_cmd)<text:tab/>(.<text:span text:style-name="T1">r</text:span> skip# count#) <text:s/>(.tg skip# count#) (.tp msg) </text:p>
      <text:p text:style-name="P1">(.b<text:span text:style-name="T2">s|.bp</text:span> f/b | p/n/nn/0 | r/k | g/i | ptr | val | e/enter/backsp)<text:tab/><text:tab/><text:tab/><text:tab/><text:span text:style-name="T2">(.j)</text:span></text:p>
      <text:p text:style-name="P1">(.plt pos len timeout command) (.e lock | stop | kill | log | warn | info | stack | tune)</text:p>
      <text:p text:style-name="P1"/>
      <text:p text:style-name="P1"/>
      <text:p text:style-name="P1"/>
      <text:p text:style-name="P5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5">1 – 0 <text:s/>11 – 1 <text:s/>12 – 2 <text:s/>13 – 3 <text:s/>14 – 4 <text:s/>15 – 5 <text:s/>16 – 6 <text:s/>17 – 7 <text:s/>18 – 8 <text:s/>19 - 9</text:p>
      <text:p text:style-name="P5">2 - a <text:s text:c="5"/>22 - b <text:s text:c="4"/>222 – c <text:s text:c="3"/>3 - d <text:s text:c="5"/>33 - e <text:s text:c="4"/>333 - f</text:p>
      <text:p text:style-name="P5">4 - g <text:s text:c="5"/>44 - h <text:s text:c="4"/>444 – I <text:s text:c="3"/>5 - j <text:s text:c="5"/>55 - k <text:s text:c="4"/>555 - l</text:p>
      <text:p text:style-name="P5">6 - m <text:s text:c="5"/>66 - n <text:s text:c="4"/>666 – o <text:s text:c="3"/>7 - p <text:s text:c="5"/>77 - q <text:s text:c="4"/>777 - r <text:s text:c="3"/>7777 - s</text:p>
      <text:p text:style-name="P5">8 - t <text:s text:c="5"/>88 - u <text:s text:c="4"/>888 – v <text:s text:c="3"/>9 - w <text:s text:c="5"/>99 - x <text:s text:c="4"/>999 - y <text:s text:c="3"/>9999 – z</text:p>
      <text:p text:style-name="P5"/>
      <text:p text:style-name="P5">(.2 enc_key acc_search)<text:tab/>(.a shortcut enc_key txt_search) (.w query) (.f status_msg)</text:p>
      <text:p text:style-name="P5">(.il acc_name skip# count#)<text:tab/>(.ir acc_name read#)<text:tab/>(.m addr@dom.tld “subj” body)</text:p>
      <text:p text:style-name="P5">(.p c | t +#num msg)<text:tab/>(.s shell_cmd)<text:tab/>(.<text:span text:style-name="T1">r</text:span> skip# count#) <text:s/>(.tg skip# count#) (.tp msg) </text:p>
      <text:p text:style-name="P5">(.b<text:span text:style-name="T2">s|.bp</text:span> f/b | p/n/nn/0 | r/k | g/i | ptr | val | e/enter/backsp)<text:tab/><text:tab/><text:tab/><text:tab/><text:span text:style-name="T2">(.j)</text:span></text:p>
      <text:p text:style-name="P5">(.plt pos len timeout command) (.e lock | stop | kill | log | warn | info | stack | tune)</text:p>
      <text:p text:style-name="P5"/>
      <text:p text:style-name="P5"/>
      <text:p text:style-name="P5"/>
      <text:p text:style-name="P5">111 - ! <text:s/>112 - @ <text:s/>113 - # <text:s/>114 - $ <text:s/>115 - % <text:s/>116 - ^ <text:s/>117 - &amp; <text:s/>118 - * <text:s/>119 - ( <text:s/>121 - `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0 – Space <text:s text:c="10"/>Prefix 0123 – spell output characters phonetically</text:p>
      <text:p text:style-name="P5">1 – 0 <text:s/>11 – 1 <text:s/>12 – 2 <text:s/>13 – 3 <text:s/>14 – 4 <text:s/>15 – 5 <text:s/>16 – 6 <text:s/>17 – 7 <text:s/>18 – 8 <text:s/>19 - 9</text:p>
      <text:p text:style-name="P5">2 - a <text:s text:c="5"/>22 - b <text:s text:c="4"/>222 – c <text:s text:c="3"/>3 - d <text:s text:c="5"/>33 - e <text:s text:c="4"/>333 - f</text:p>
      <text:p text:style-name="P5">4 - g <text:s text:c="5"/>44 - h <text:s text:c="4"/>444 – I <text:s text:c="3"/>5 - j <text:s text:c="5"/>55 - k <text:s text:c="4"/>555 - l</text:p>
      <text:p text:style-name="P5">6 - m <text:s text:c="5"/>66 - n <text:s text:c="4"/>666 – o <text:s text:c="3"/>7 - p <text:s text:c="5"/>77 - q <text:s text:c="4"/>777 - r <text:s text:c="3"/>7777 - s</text:p>
      <text:p text:style-name="P5">8 - t <text:s text:c="5"/>88 - u <text:s text:c="4"/>888 – v <text:s text:c="3"/>9 - w <text:s text:c="5"/>99 - x <text:s text:c="4"/>999 - y <text:s text:c="3"/>9999 – z</text:p>
      <text:p text:style-name="P5"/>
      <text:p text:style-name="P5">(.2 enc_key acc_search)<text:tab/>(.a shortcut enc_key txt_search) (.w query) (.f status_msg)</text:p>
      <text:p text:style-name="P5">(.il acc_name skip# count#)<text:tab/>(.ir acc_name read#)<text:tab/>(.m addr@dom.tld “subj” body)</text:p>
      <text:p text:style-name="P5">(.p c | t +#num msg)<text:tab/>(.s shell_cmd)<text:tab/>(.<text:span text:style-name="T1">r</text:span> skip# count#) <text:s/>(.tg skip# count#) (.tp msg) </text:p>
      <text:p text:style-name="P5">(.b<text:span text:style-name="T2">s|.bp</text:span> f/b | p/n/nn/0 | r/k | g/i | ptr | val | e/enter/backsp)<text:tab/><text:tab/><text:tab/><text:tab/><text:span text:style-name="T2">(.j)</text:span></text:p>
      <text:p text:style-name="P5">(.plt pos len timeout command) (.e lock | stop | kill | log | warn | info | stack | tu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45:29.637738989</meta:creation-date>
    <dc:date>2018-05-25T08:15:14.345000000</dc:date>
    <meta:editing-duration>PT5M30S</meta:editing-duration>
    <meta:editing-cycles>10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33" meta:word-count="816" meta:character-count="3333" meta:non-whitespace-character-count="2073"/>
  </office:meta>
</office:document-meta>
</file>